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ekmuk Headline" svg:font-family="'Baekmuk Headline'" style:font-pitch="variable"/>
    <style:font-face style:name="Go" svg:font-family="G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office:font-face-decls>
  <office:automatic-styles>
    <style:style style:name="P1" style:family="paragraph" style:parent-style-name="Heading_20_1">
      <style:text-properties style:font-name="Go" officeooo:rsid="0019adac" officeooo:paragraph-rsid="0019adac"/>
    </style:style>
    <style:style style:name="P2" style:family="paragraph" style:parent-style-name="Heading_20_2">
      <style:text-properties style:font-name="Go" officeooo:rsid="0019dffa" officeooo:paragraph-rsid="0019dffa"/>
    </style:style>
    <style:style style:name="P3" style:family="paragraph" style:parent-style-name="Heading_20_2">
      <style:text-properties style:font-name="Go" officeooo:rsid="001ba5b6" officeooo:paragraph-rsid="001ba5b6"/>
    </style:style>
    <style:style style:name="P4" style:family="paragraph" style:parent-style-name="Heading_20_2">
      <style:text-properties style:font-name="Go" officeooo:rsid="00208717" officeooo:paragraph-rsid="00208717"/>
    </style:style>
    <style:style style:name="P5" style:family="paragraph" style:parent-style-name="Subtitle">
      <style:text-properties style:font-name="Go" officeooo:rsid="0019adac" officeooo:paragraph-rsid="0019adac"/>
    </style:style>
    <style:style style:name="P6" style:family="paragraph" style:parent-style-name="Text_20_body">
      <style:text-properties style:font-name="Go"/>
    </style:style>
    <style:style style:name="P7" style:family="paragraph" style:parent-style-name="Text_20_body">
      <style:text-properties style:font-name="Go" officeooo:rsid="0019adac" officeooo:paragraph-rsid="0019adac"/>
    </style:style>
    <style:style style:name="P8" style:family="paragraph" style:parent-style-name="Text_20_body">
      <style:text-properties style:font-name="Go" officeooo:paragraph-rsid="0019dffa"/>
    </style:style>
    <style:style style:name="P9" style:family="paragraph" style:parent-style-name="Text_20_body">
      <style:text-properties style:font-name="Go" officeooo:rsid="001ba5b6" officeooo:paragraph-rsid="001ba5b6"/>
    </style:style>
    <style:style style:name="P10" style:family="paragraph" style:parent-style-name="Text_20_body">
      <style:text-properties style:font-name="Go" officeooo:paragraph-rsid="001ba5b6"/>
    </style:style>
    <style:style style:name="P11" style:family="paragraph" style:parent-style-name="Text_20_body">
      <style:text-properties style:font-name="Go" officeooo:paragraph-rsid="00208717"/>
    </style:style>
    <style:style style:name="P12" style:family="paragraph" style:parent-style-name="Title">
      <style:text-properties style:font-name="Go"/>
    </style:style>
    <style:style style:name="T1" style:family="text">
      <style:text-properties officeooo:rsid="0019adac"/>
    </style:style>
    <style:style style:name="T2" style:family="text">
      <style:text-properties fo:font-size="18pt" style:font-name-asian="Noto Sans CJK SC" style:font-size-asian="18pt" style:font-name-complex="Lohit Devanagari1" style:font-size-complex="18pt"/>
    </style:style>
    <style:style style:name="T3" style:family="text">
      <style:text-properties officeooo:rsid="0019dffa"/>
    </style:style>
    <style:style style:name="T4" style:family="text">
      <style:text-properties officeooo:rsid="001ba5b6"/>
    </style:style>
    <style:style style:name="T5" style:family="text">
      <style:text-properties officeooo:rsid="001d103f"/>
    </style:style>
    <style:style style:name="T6" style:family="text">
      <style:text-properties officeooo:rsid="002220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ltimate multigaming website</text:p>
      <text:p text:style-name="P5">Analyse de la t<text:span text:style-name="T2">âche</text:span></text:p>
      <text:p text:style-name="P7"><text:span text:style-name="T2"/></text:p>
      <text:h text:style-name="P1" text:outline-level="1">Finalité :</text:h>
      <text:p text:style-name="P6"><text:tab/><text:span text:style-name="T1">Le but de ce TP est de « compiler » tout ce qu’on a vu en Angular pour faire le site de divertissement ultime. Ce site devra être muni d’un système d’authentification, d’une accueil, de plusieurs divertissements, d’une page de profil et d’une page de statistiques stockées en store. Il faut également ajouter des tests.</text:span></text:p>
      <text:p text:style-name="P6"/>
      <text:h text:style-name="P1" text:outline-level="1">Méthode :</text:h>
      <text:p text:style-name="P7"><text:tab/>Le site utilisera les routes, et sera couvert le plus possible par des tests. L’ia sera utilisée uniquement en dernier recourt, et pour répondre à des question (donner des bouts de fonctions, éclaircir sur le fonctionnement d’un module...), pas pour écrire des pages entière de code. La documentation et internet seront beaucoup utilisés. Ce tp sera aussi l’occasion pour moi de progresser en mise en page et en <text:span text:style-name="T3">CSS. Le README du projet donnera plus de détails sur le modèle utilisé et sur mes inspirations (je ne suis pas designer, donc je vais fortement m’inspirer du travail d’autrui).</text:span></text:p>
      <text:p text:style-name="P7"><text:tab/><text:span text:style-name="T3">Pour chaque page où cela est nécessaire d’en discuté, nous allons présenter chaque méthode potentiellement utilisable (et dont je connais l’existence) et justifier un choix.</text:span></text:p>
      <text:h text:style-name="P2" text:outline-level="2">Authentification :</text:h>
      <text:p text:style-name="P8"><text:tab/><text:span text:style-name="T3">Pour l’authe</text:span><text:span text:style-name="T4">ntification, la première étape est de faire un choix : faut-il un backend ? En temps normal, oui la question ne se poserai même pas,  mais ici, cet application sert d’entraînement. Les problèmes de sécurité habituels ne se posent pas vraiment. De plus, le but est de rendre cet app facilement testable, avec le moins de dépendances possibles, et nous n’avons pas vraiment parler d’authentification durant le cours. Ces pour ces raisons de simplicités que les utilisateurs seront codés en dur dans le front, avec une liste fournie dans le readme. Maintenant que nous avons clarifié ce point, deux solutions s’offrent à nous :</text:span></text:p>
      <text:p text:style-name="P8"><text:tab/><text:span text:style-name="T4">Le mock-auth : on compare simplement l’entrée utilisateur à notre base de donnée, et tout vas bien. Avantages : facile et rapide à mettre en place. Inconvénients : très loin de la réalité, entraînement très peu utile.</text:span></text:p>
      <text:p text:style-name="P8"><text:tab/><text:span text:style-name="T4">Simulation d’un faux JWT : Simulation d’un token JWT, sans la cryptographie coté serveur. Cela permettra un réel entrainement, même si il y aura aussi plus de travail. </text:span></text:p>
      <text:p text:style-name="P9"><text:soft-page-break/><text:tab/>C’est ce second choix qui sera retenu. Ce n’est pas forcément la perfection niveau réalisme, mais ça se rapproche bien plus d’un environnement de production. Avec plus de temps et moins de projets simultanément, une réelle backend aurait pu être envisageable.</text:p>
      <text:h text:style-name="P3" text:outline-level="2">Pages de divertissement :</text:h>
      <text:p text:style-name="P10"><text:tab/><text:span text:style-name="T4">Pour les divertissements, toujours par manque de temps, les anciens projets se</text:span><text:span text:style-name="T5">ront réutilisés. </text:span></text:p>
      <text:h text:style-name="P4" text:outline-level="2"><text:span text:style-name="T6">Profil &amp; statistiques/classements </text:span>:</text:h>
      <text:p text:style-name="P11"><text:tab/><text:span text:style-name="T6">Au vu de la nature très différentes des divertissements, et du fait que ce ne soit pas tous des jeux, on ne pourras pas afficher de score ou de taux de victoire.</text:span></text:p>
      <text:p text:style-name="P11"><text:tab/><text:span text:style-name="T6">Pour le profil, en plus du nom utilisateur et du rôle, un niveau d’expérience jugé par le nombre d’utilisation des divertissements sera mis en place. </text:span></text:p>
      <text:p text:style-name="P11"><text:tab/><text:span text:style-name="T6">Pour le classement, une simple comparaison entre tous les utilisateurs sera effectuée.</text:span></text:p>
      <text:p text:style-name="P11"><text:tab/><text:span text:style-name="T6">Cette solution me semble être un bon compromis entre simplicité et efficacité.</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ekmuk Headline" svg:font-family="'Baekmuk Headline'" style:font-pitch="variable"/>
    <style:font-face style:name="Go" svg:font-family="G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1T08:49:09.978266190</meta:creation-date>
    <dc:date>2025-12-01T12:03:57.834696159</dc:date>
    <meta:editing-duration>PT1H22M</meta:editing-duration>
    <meta:editing-cycles>5</meta:editing-cycles>
    <meta:generator>LibreOffice/7.3.7.2$Linux_X86_64 LibreOffice_project/30$Build-2</meta:generator>
    <meta:document-statistic meta:table-count="0" meta:image-count="0" meta:object-count="0" meta:page-count="2" meta:paragraph-count="19" meta:word-count="504" meta:character-count="3086" meta:non-whitespace-character-count="2585"/>
  </office:meta>
</office:document-meta>
</file>